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a31515"/>
    </style:style>
    <style:style style:name="T2" style:family="text">
      <style:text-properties fo:color="#098658"/>
    </style:style>
    <style:style style:name="T3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"""</text:p>
      <text:p text:style-name="P3">Name: Kushal Kishor Shankhapal</text:p>
      <text:p text:style-name="P3">Roll no: 57</text:p>
      <text:p text:style-name="P3">Branch: IT-3</text:p>
      <text:p text:style-name="P3">Date: 26/12/2022</text:p>
      <text:p text:style-name="P3">Assingnment no: 8 (4 in written)</text:p>
      <text:p text:style-name="P3">Assingnment Name: </text:p>
      <text:p text:style-name="P3">Write a Program to accept a number from user</text:p>
      <text:p text:style-name="P3">&amp; print its digits in reverse order.</text:p>
      <text:p text:style-name="P3">"""</text:p>
      <text:p text:style-name="P3"/>
      <text:p text:style-name="P3">n = int(input("Enter a number: "))</text:p>
      <text:p text:style-name="P3">rev = 0</text:p>
      <text:p text:style-name="P3"/>
      <text:p text:style-name="P3">while n &gt; 0:</text:p>
      <text:p text:style-name="P3"><text:s text:c="4"/>rev = (rev * 10) + (n % 10)</text:p>
      <text:p text:style-name="P3"><text:s text:c="4"/>n = n // 10</text:p>
      <text:p text:style-name="P3"/>
      <text:p text:style-name="P3">print(rev)</text:p>
      <text:p text:style-name="P3"/>
      <text:p text:style-name="P3">"""</text:p>
      <text:p text:style-name="P3">Output 1:</text:p>
      <text:p text:style-name="P3">Enter a number: 7835</text:p>
      <text:p text:style-name="P3">5387</text:p>
      <text:p text:style-name="P3"/>
      <text:p text:style-name="P3">Output 2:</text:p>
      <text:p text:style-name="P3">Enter a number: 123</text:p>
      <text:p text:style-name="P3">321</text:p>
      <text:p text:style-name="P3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5:01.808289392</meta:creation-date>
    <dc:date>2022-12-26T15:55:52.892374030</dc:date>
    <meta:editing-duration>PT1M3S</meta:editing-duration>
    <meta:editing-cycles>1</meta:editing-cycles>
    <meta:document-statistic meta:table-count="0" meta:image-count="0" meta:object-count="0" meta:page-count="1" meta:paragraph-count="24" meta:word-count="81" meta:character-count="384" meta:non-whitespace-character-count="318"/>
    <meta:generator>LibreOffice/6.4.7.2$Linux_X86_64 LibreOffice_project/40$Build-2</meta:generator>
  </office:meta>
</office:document-meta>
</file>